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418cm" table:align="left"/>
    </style:style>
    <style:style style:name="Tabla1.A" style:family="table-column">
      <style:table-column-properties style:column-width="3.602cm"/>
    </style:style>
    <style:style style:name="Tabla1.B" style:family="table-column">
      <style:table-column-properties style:column-width="0.998cm"/>
    </style:style>
    <style:style style:name="Tabla1.C" style:family="table-column">
      <style:table-column-properties style:column-width="1.207cm"/>
    </style:style>
    <style:style style:name="Tabla1.D" style:family="table-column">
      <style:table-column-properties style:column-width="3.291cm"/>
    </style:style>
    <style:style style:name="Tabla1.E" style:family="table-column">
      <style:table-column-properties style:column-width="3.808cm"/>
    </style:style>
    <style:style style:name="Tabla1.F" style:family="table-column">
      <style:table-column-properties style:column-width="0.49cm"/>
    </style:style>
    <style:style style:name="Tabla1.G" style:family="table-column">
      <style:table-column-properties style:column-width="4.022cm"/>
    </style:style>
    <style:style style:name="Tabla1.1" style:family="table-row">
      <style:table-row-properties style:min-row-height="1cm"/>
    </style:style>
    <style:style style:name="Tabla1.A1" style:family="table-cell">
      <style:table-cell-properties style:vertical-align="bottom" fo:padding="0.097cm" fo:border="none"/>
    </style:style>
    <style:style style:name="Tabla1.F1" style:family="table-cell">
      <style:table-cell-properties style:vertical-align="middle" fo:padding="0.097cm" fo:border="none"/>
    </style:style>
    <style:style style:name="Tabla1.2" style:family="table-row">
      <style:table-row-properties style:min-row-height="0.471cm"/>
    </style:style>
    <style:style style:name="Tabla1.3" style:family="table-row">
      <style:table-row-properties style:min-row-height="0.893cm"/>
    </style:style>
    <style:style style:name="Tabla1.4" style:family="table-row">
      <style:table-row-properties style:min-row-height="1.097cm"/>
    </style:style>
    <style:style style:name="Tabla1.A4" style:family="table-cell">
      <style:table-cell-properties style:vertical-align="" fo:padding="0.097cm" fo:border="none"/>
    </style:style>
    <style:style style:name="Tabla1.5" style:family="table-row">
      <style:table-row-properties style:min-row-height="2.305cm"/>
    </style:style>
    <style:style style:name="P1" style:family="paragraph" style:parent-style-name="Standard">
      <style:text-properties officeooo:paragraph-rsid="00353dca"/>
    </style:style>
    <style:style style:name="P2" style:family="paragraph" style:parent-style-name="Standard">
      <style:text-properties fo:color="#221f1f" style:text-position="-5% 100%" style:font-name="Liberation Serif" fo:font-size="10pt" fo:letter-spacing="-0.012cm" fo:font-weight="normal" officeooo:rsid="001f30e1" officeooo:paragraph-rsid="00353dca" style:font-size-asian="10pt" style:font-weight-asian="normal" style:font-name-complex="Lucida Sans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font-size="10pt" officeooo:paragraph-rsid="00353dca" style:font-size-asian="10pt" style:font-size-complex="10pt"/>
    </style:style>
    <style:style style:name="P4" style:family="paragraph" style:parent-style-name="Table_20_Contents">
      <style:text-properties fo:font-size="10pt" officeooo:rsid="0035cdd2" officeooo:paragraph-rsid="00353dca" style:font-size-asian="10pt" style:font-size-complex="10pt"/>
    </style:style>
    <style:style style:name="P5" style:family="paragraph" style:parent-style-name="Table_20_Contents">
      <style:text-properties fo:font-size="10pt" officeooo:rsid="003c66a7" officeooo:paragraph-rsid="00353dca" style:font-size-asian="10pt" style:font-size-complex="10pt"/>
    </style:style>
    <style:style style:name="P6" style:family="paragraph" style:parent-style-name="Table_20_Contents">
      <style:text-properties fo:font-size="10pt" officeooo:rsid="0034482c" officeooo:paragraph-rsid="00353dc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34482c" officeooo:paragraph-rsid="00353dca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Liberation Serif" fo:font-size="10pt" officeooo:rsid="0034482c" officeooo:paragraph-rsid="00353dca" style:font-size-asian="10pt" style:font-size-complex="10pt"/>
    </style:style>
    <style:style style:name="P9" style:family="paragraph" style:parent-style-name="Table_20_Contents">
      <style:text-properties style:font-name="Liberation Serif" fo:font-size="10pt" officeooo:paragraph-rsid="00353dca" style:font-size-asian="10pt" style:font-size-complex="10pt"/>
    </style:style>
    <style:style style:name="P10" style:family="paragraph" style:parent-style-name="Table_20_Contents">
      <style:text-properties style:font-name="Liberation Serif" fo:font-size="8pt" officeooo:rsid="00397f96" officeooo:paragraph-rsid="003715a4" style:font-size-asian="8pt" style:font-size-complex="8pt"/>
    </style:style>
    <style:style style:name="P11" style:family="paragraph" style:parent-style-name="Table_20_Contents">
      <style:paragraph-properties fo:margin-left="0cm" fo:margin-right="0cm" fo:text-indent="2.3cm" style:auto-text-indent="false"/>
      <style:text-properties style:font-name="Liberation Serif" fo:font-size="10pt" officeooo:rsid="003b9dd4" officeooo:paragraph-rsid="00353dca" style:font-size-asian="10pt" style:font-size-complex="10pt"/>
    </style:style>
    <style:style style:name="P12" style:family="paragraph" style:parent-style-name="Table_20_Contents">
      <style:paragraph-properties fo:margin-left="0cm" fo:margin-right="0cm" fo:text-indent="2.3cm" style:auto-text-indent="false"/>
      <style:text-properties fo:font-size="10pt" officeooo:rsid="0034482c" officeooo:paragraph-rsid="00353dca" style:font-size-asian="10pt" style:font-size-complex="10pt"/>
    </style:style>
    <style:style style:name="P1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426b6d" style:font-size-asian="8pt" style:font-weight-asian="bold" style:font-name-complex="Lucida Sans" style:font-size-complex="8pt" style:font-weight-complex="bold"/>
    </style:style>
    <style:style style:name="T1" style:family="text">
      <style:text-properties fo:font-weight="bold" officeooo:rsid="0034482c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5" office:value-type="string">
            <text:p text:style-name="P13"><text:text-input text:description="&lt;setLang(&quot;es_AR&quot;)&gt;">IDIOMA</text:text-input></text:p>
          </table:table-cell>
          <table:covered-table-cell/>
          <table:covered-table-cell/>
          <table:covered-table-cell/>
          <table:covered-table-cell/>
          <table:table-cell table:style-name="Tabla1.F1" table:number-columns-spanned="2" office:value-type="string">
            <text:p text:style-name="P2"><text:placeholder text:placeholder-type="text">&lt;formatLang(o.amount)&gt;</text:placeholder></text:p>
          </table:table-cell>
          <table:covered-table-cell/>
        </table:table-row>
        <table:table-row table:style-name="Tabla1.2">
          <table:table-cell table:style-name="Tabla1.A1" table:number-columns-spanned="2" office:value-type="string">
            <text:p text:style-name="P3"/>
          </table:table-cell>
          <table:covered-table-cell/>
          <table:table-cell table:style-name="Tabla1.A1" office:value-type="string">
            <text:p text:style-name="P4"><text:text-input text:description="&lt;o.issue_date and o.issue_date[8:10]&gt;">16</text:text-input></text:p>
          </table:table-cell>
          <table:table-cell table:style-name="Tabla1.A1" office:value-type="string">
            <text:p text:style-name="P5"><text:text-input text:description="&lt;datetime.datetime.strptime(o.issue_date, &quot;%Y-%m-%d&quot;).strftime('%B')&gt;">diciembre</text:text-input></text:p>
          </table:table-cell>
          <table:table-cell table:style-name="Tabla1.A1" office:value-type="string">
            <text:p text:style-name="P4"><text:text-input text:description="&lt;o.issue_date and o.issue_date[:4]&gt;">16</text:text-input></text:p>
          </table:table-cell>
          <table:table-cell table:style-name="Tabla1.A1" table:number-columns-spanned="2" office:value-type="string">
            <text:p text:style-name="P9"/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6"/>
          </table:table-cell>
          <table:covered-table-cell/>
          <table:table-cell table:style-name="Tabla1.A1" table:number-columns-spanned="5" office:value-type="string">
            <text:p text:style-name="P10"><text:text-input text:description="&lt;o.voucher_id.partner_id.name&gt;">Juan Perez</text:text-input> <text:span text:style-name="T1">NO A LA ORDEN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6"/>
          </table:table-cell>
          <table:table-cell table:style-name="Tabla1.A4" table:number-columns-spanned="5" office:value-type="string">
            <text:p text:style-name="P11"><text:text-input text:description="&lt;number_to_string(o.amount)&gt;">mil trecientos cincuenta y tres</text:text-input>-----</text:p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8"/>
          </table:table-cell>
        </table:table-row>
        <table:table-row table:style-name="Tabla1.5">
          <table:table-cell table:style-name="Tabla1.A1" office:value-type="string">
            <text:p text:style-name="P7"/>
          </table:table-cell>
          <table:table-cell table:style-name="Tabla1.A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7.5cm" style:num-format="1" style:print-orientation="landscape" fo:margin-top="0.45cm" fo:margin-bottom="0.289cm" fo:margin-left="0.28cm" fo:margin-right="0.289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30:40.425188374</meta:creation-date>
    <dc:date>2017-03-13T11:13:13.483349921</dc:date>
    <meta:editing-duration>PT2H6M10S</meta:editing-duration>
    <meta:editing-cycles>36</meta:editing-cycles>
    <meta:generator>LibreOffice/5.1.4.2$Linux_X86_64 LibreOffice_project/10m0$Build-2</meta:generator>
    <meta:print-date>2016-02-15T11:03:51.569767534</meta:print-date>
    <meta:document-statistic meta:table-count="1" meta:image-count="0" meta:object-count="0" meta:page-count="1" meta:paragraph-count="7" meta:word-count="29" meta:character-count="113" meta:non-whitespace-character-count="104"/>
  </office:meta>
</office:document-meta>
</file>